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unito" svg:font-family="Nunito, BlinkMacSystemFont, apple-system, Roboto, 'Lucida Sans'"/>
    <style:font-face style:name="roboto" svg:font-family="roboto, sans-serif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32b9" officeooo:paragraph-rsid="001f32b9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1f32b9" officeooo:paragraph-rsid="001f32b9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f32b9" officeooo:paragraph-rsid="001f32b9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27fdc6" officeooo:paragraph-rsid="0027fdc6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Roboto" officeooo:paragraph-rsid="001f32b9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111111" style:font-name="Roboto" fo:font-size="12pt" fo:letter-spacing="normal" fo:font-style="normal" fo:font-weight="normal" officeooo:rsid="001f32b9" officeooo:paragraph-rsid="001f32b9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111111" style:font-name="Roboto" fo:font-size="12pt" fo:letter-spacing="normal" fo:font-style="normal" fo:font-weight="normal" officeooo:paragraph-rsid="002d7773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111111" style:font-name="Times New Roman" fo:font-size="12pt" fo:letter-spacing="normal" fo:font-style="normal" fo:font-weight="normal" officeooo:rsid="001f32b9" officeooo:paragraph-rsid="001f32b9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111111" fo:letter-spacing="normal" officeooo:paragraph-rsid="002d7773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a0a0a" style:font-name="Nunito" fo:font-size="13.5pt" fo:letter-spacing="normal" fo:font-style="normal" fo:font-weight="normal" officeooo:paragraph-rsid="002d7773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a0a0a" style:font-name="Nunito" fo:font-size="13.5pt" fo:letter-spacing="normal" fo:font-style="normal" fo:font-weight="normal" officeooo:rsid="002d7773" officeooo:paragraph-rsid="002d7773"/>
    </style:style>
    <style:style style:name="P12" style:family="paragraph" style:parent-style-name="Standard">
      <style:paragraph-properties fo:text-align="center" style:justify-single-word="false" fo:break-before="page"/>
      <style:text-properties fo:font-size="18pt" fo:font-weight="bold" officeooo:rsid="001f32b9" officeooo:paragraph-rsid="001f32b9" style:font-size-asian="18pt" style:font-weight-asian="bold" style:font-size-complex="18pt" style:font-weight-complex="bold"/>
    </style:style>
    <style:style style:name="P13" style:family="paragraph" style:parent-style-name="Text_20_body">
      <style:paragraph-properties fo:text-align="start" style:justify-single-word="false"/>
      <style:text-properties fo:font-variant="normal" fo:text-transform="none" fo:color="#111111" style:font-name="roboto" fo:font-size="12pt" fo:letter-spacing="normal" fo:font-style="normal" fo:font-weight="normal" officeooo:rsid="001f32b9" officeooo:paragraph-rsid="001f32b9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111111" fo:font-size="12pt" fo:letter-spacing="normal" fo:font-style="normal" fo:font-weight="normal" officeooo:rsid="001f32b9" style:font-size-asian="12pt" style:font-weight-asian="bold" style:font-size-complex="12pt" style:font-weight-complex="bold"/>
    </style:style>
    <style:style style:name="T2" style:family="text">
      <style:text-properties fo:font-variant="normal" fo:text-transform="none" fo:color="#111111" fo:font-size="12pt" fo:letter-spacing="normal" fo:font-style="normal" fo:font-weight="normal" officeooo:rsid="001f32b9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111111" fo:font-size="18pt" fo:letter-spacing="normal" fo:font-style="normal" fo:font-weight="bold" officeooo:rsid="001f32b9" style:font-size-asian="18pt" style:font-weight-asian="bold" style:font-size-complex="18pt" style:font-weight-complex="bold"/>
    </style:style>
    <style:style style:name="T4" style:family="text">
      <style:text-properties fo:color="#0a0a0a" style:font-name="Nunito" fo:font-size="13.5pt"/>
    </style:style>
    <style:style style:name="T5" style:family="text">
      <style:text-properties fo:color="#0a0a0a" style:font-name="Nunito" fo:font-size="13.5pt" officeooo:rsid="002d7773"/>
    </style:style>
    <style:style style:name="T6" style:family="text">
      <style:text-properties fo:color="#0a0a0a" style:font-name="Nunito" fo:font-size="13.5pt" fo:font-style="normal" fo:font-weight="bold"/>
    </style:style>
    <style:style style:name="T7" style:family="text">
      <style:text-properties fo:color="#0a0a0a" style:font-name="Nunito" fo:font-size="13.5pt" fo:font-style="normal" fo:font-weight="normal" officeooo:rsid="002d7773"/>
    </style:style>
    <style:style style:name="T8" style:family="text">
      <style:text-properties officeooo:rsid="002d7773" style:font-size-asian="12pt" style:font-weight-asian="bold" style:font-size-complex="12pt" style:font-weight-complex="bold"/>
    </style:style>
    <style:style style:name="T9" style:family="text">
      <style:text-properties fo:color="#ff0000"/>
    </style:style>
    <style:style style:name="T10" style:family="text">
      <style:text-properties fo:color="#c921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URL of Project</text:p>
      <text:p text:style-name="Standard"><text:a xlink:type="simple" xlink:href="https://www.researchgate.net/post/What_are_project_ideas_using_IoT_of_security_and_protection_What_are_the_most_important_research_topics_related_to_IoT_in_security_and_control" text:style-name="Internet_20_link" text:visited-style-name="Visited_20_Internet_20_Link">https://www.researchgate.net/post/What_are_project_ideas_using_IoT_of_security_and_protection_What_are_the_most_important_research_topics_related_to_IoT_in_security_and_control</text:a></text:p>
      <text:p text:style-name="Standard"/>
      <text:p text:style-name="Standard"><text:a xlink:type="simple" xlink:href="https://www.cl.cam.ac.uk/research/security/projects/" text:style-name="Internet_20_link" text:visited-style-name="Visited_20_Internet_20_Link">https://www.cl.cam.ac.uk/research/security/projects/</text:a></text:p>
      <text:p text:style-name="Standard"/>
      <text:p text:style-name="Standard"><text:a xlink:type="simple" xlink:href="https://electronicsforu.com/iot-projects-ideas" text:style-name="Internet_20_link" text:visited-style-name="Visited_20_Internet_20_Link">https://electronicsforu.com/iot-projects-ideas</text:a></text:p>
      <text:p text:style-name="Standard"/>
      <text:p text:style-name="Standard"><text:a xlink:type="simple" xlink:href="https://analyticsindiamag.com/5-cybersecurity-projects-for-beginners/" text:style-name="Internet_20_link" text:visited-style-name="Visited_20_Internet_20_Link">https://analyticsindiamag.com/5-cybersecurity-projects-for-beginners/</text:a></text:p>
      <text:p text:style-name="Standard"/>
      <text:p text:style-name="Standard"><text:a xlink:type="simple" xlink:href="https://electronicsforu.com/electronics-projects/iot-enabled-air-pollution-meter" text:style-name="Internet_20_link" text:visited-style-name="Visited_20_Internet_20_Link"><text:span text:style-name="T9">https://electronicsforu.com/electronics-projects/iot-enabled-air-pollution-meter</text:span></text:a></text:p>
      <text:p text:style-name="Standard"/>
      <text:p text:style-name="Standard"><text:a xlink:type="simple" xlink:href="https://www.environmentalleader.com/2015/07/sensors-provide-nox-sox-emissions-control/" text:style-name="Internet_20_link" text:visited-style-name="Visited_20_Internet_20_Link">https://www.environmentalleader.com/2015/07/sensors-provide-nox-sox-emissions-control/</text:a></text:p>
      <text:p text:style-name="Standard"/>
      <text:p text:style-name="Standard"><text:a xlink:type="simple" xlink:href="https://core.ac.uk/download/pdf/147422704.pdf" text:style-name="Internet_20_link" text:visited-style-name="Visited_20_Internet_20_Link">https://core.ac.uk/download/pdf/147422704.pdf</text:a></text:p>
      <text:p text:style-name="Standard"/>
      <text:p text:style-name="Standard"><text:a xlink:type="simple" xlink:href="https://www.evelta.com/110-602-sulfur-dioxide-so2-sensor-20-ppm/?gclid=CjwKCAiAjrXxBRAPEiwAiM3DQt4L3whATIcYIkvZ_7dCMmzjnn1TVgE0mfCpdeK_TNO1iAYc-ZxKFhoCAT4QAvD_BwE" text:style-name="Internet_20_link" text:visited-style-name="Visited_20_Internet_20_Link">https://www.evelta.com/110-602-sulfur-dioxide-so2-sensor-20-ppm/?gclid=CjwKCAiAjrXxBRAPEiwAiM3DQt4L3whATIcYIkvZ_7dCMmzjnn1TVgE0mfCpdeK_TNO1iAYc-ZxKFhoCAT4QAvD_BwE</text:a></text:p>
      <text:p text:style-name="Standard"/>
      <text:p text:style-name="Standard"><text:a xlink:type="simple" xlink:href="https://components101.com/sensors/mq135-gas-sensor-for-air-quality" text:style-name="Internet_20_link" text:visited-style-name="Visited_20_Internet_20_Link">https://components101.com/sensors/mq135-gas-sensor-for-air-quality</text:a></text:p>
      <text:p text:style-name="Standard"/>
      <text:p text:style-name="Standard"><text:a xlink:type="simple" xlink:href="https://www.amazon.in/SENKO-Sulfur-Dioxide-Portable-Detector/dp/B071HC914Q/ref=sr_1_fkmr0_1?keywords=110-602+-+Sulfur+Dioxide%28SO2%29+Sensor+20+ppm&amp;qid=1581063511&amp;sr=8-1-fkmr0" text:style-name="Internet_20_link" text:visited-style-name="Visited_20_Internet_20_Link">https://www.amazon.in/SENKO-Sulfur-Dioxide-Portable-Detector/dp/B071HC914Q/ref=sr_1_fkmr0_1?keywords=110-602+-+Sulfur+Dioxide%28SO2%29+Sensor+20+ppm&amp;qid=1581063511&amp;sr=8-1-fkmr0</text:a></text:p>
      <text:p text:style-name="Standard"/>
      <text:p text:style-name="P1"><text:a xlink:type="simple" xlink:href="https://stackoverflow.com/questions/15425283/how-to-get-weather-at-current-location" text:style-name="Internet_20_link" text:visited-style-name="Visited_20_Internet_20_Link">https://stackoverflow.com/questions/15425283/how-to-get-weather-at-current-location</text:a></text:p>
      <text:p text:style-name="P1"/>
      <text:p text:style-name="P1"><text:a xlink:type="simple" xlink:href="https://github.com/PhilJay/MPAndroidChart" text:style-name="Internet_20_link" text:visited-style-name="Visited_20_Internet_20_Link">https://github.com/PhilJay/MPAndroidChart</text:a></text:p>
      <text:p text:style-name="P1"/>
      <text:p text:style-name="P1"><text:a xlink:type="simple" xlink:href="https://www.meteoblue.com/en/weather/archive/export/india_el-salvador_3585481?daterange=2020-02-01%20to%202020-02-14&amp;params=&amp;params%5B%5D=11%3B2%20m%20above%20gnd&amp;params%5B%5D=52%3B2%20m%20above%20gnd&amp;utc_offset=-6&amp;aggregation=hourly&amp;temperatureunit=CELSIUS&amp;windspeedunit=KILOMETER_PER_HOUR" text:style-name="Internet_20_link" text:visited-style-name="Visited_20_Internet_20_Link">https://www.meteoblue.com/en/weather/archive/export/india_el-salvador_3585481?daterange=2020-02-01%20to%202020-02-14&amp;params=&amp;params%5B%5D=11%3B2%20m%20above%20gnd&amp;params%5B%5D=52%3B2%20m%20above%20gnd&amp;utc_offset=-6&amp;aggregation=hourly&amp;temperatureunit=CELSIUS&amp;windspeedunit=KILOMETER_PER_HOUR</text:a></text:p>
      <text:p text:style-name="P1"/>
      <text:p text:style-name="P1"><text:a xlink:type="simple" xlink:href="https://www.epochconverter.com/" text:style-name="Internet_20_link" text:visited-style-name="Visited_20_Internet_20_Link"><text:span text:style-name="T10">https://www.epochconverter.com/</text:span></text:a></text:p>
      <text:p text:style-name="P12">Project Idea</text:p>
      <text:p text:style-name="P3"/>
      <text:p text:style-name="P5"><text:span text:style-name="T2">1.</text:span><text:span text:style-name="T3"> </text:span><text:span text:style-name="T1">IoT-Enabled Air Pollution Meter With Digital Dashboard On Smartphone.</text:span></text:p>
      <text:p text:style-name="P6"/>
      <text:p text:style-name="P6">2. Smart Home Security System With Automatic Phone Calling System Using Arduino With The IoT.</text:p>
      <text:p text:style-name="P6"/>
      <text:p text:style-name="P6">3. Sign To Speech Using the Internet of Things.</text:p>
      <text:p text:style-name="P6"/>
      <text:p text:style-name="P7"><text:span text:style-name="T8">4. </text:span><text:span text:style-name="T4">Keylogger</text:span></text:p>
      <text:p text:style-name="P10"/>
      <text:p text:style-name="P7"><text:span text:style-name="T5">5. </text:span><text:span text:style-name="T4">Break A Caesar Cipher</text:span></text:p>
      <text:p text:style-name="P11"/>
      <text:p text:style-name="P11">6. Packet Sniffing</text:p>
      <text:p text:style-name="P11"/>
      <text:p text:style-name="P11">7. SQL Vulnerability Assessment</text:p>
      <text:p text:style-name="P11"/>
      <text:p text:style-name="P9"><text:span text:style-name="T7">8. </text:span><text:span text:style-name="T4"> </text:span><text:span text:style-name="T6">Attempt Bug Bounties And Hackathons</text:span></text:p>
      <text:p text:style-name="Text_20_body"><text:line-break/></text:p>
      <text:p text:style-name="P6"/>
      <text:p text:style-name="P8"/>
      <text:p text:style-name="P13"><text:tab/></text:p>
      <text:p text:style-name="P13"/>
      <text:p text:style-name="P1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unito" svg:font-family="Nunito, BlinkMacSystemFont, apple-system, Roboto, 'Lucida Sans'"/>
    <style:font-face style:name="roboto" svg:font-family="roboto, sans-serif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1T21:38:00.136710528</meta:creation-date>
    <dc:date>2020-03-02T22:58:11.562858876</dc:date>
    <meta:editing-duration>PT2H1M51S</meta:editing-duration>
    <meta:editing-cycles>20</meta:editing-cycles>
    <meta:generator>LibreOffice/6.2.8.2$Linux_X86_64 LibreOffice_project/20$Build-2</meta:generator>
    <meta:document-statistic meta:table-count="0" meta:image-count="0" meta:object-count="0" meta:page-count="2" meta:paragraph-count="26" meta:word-count="73" meta:character-count="1767" meta:non-whitespace-character-count="1715"/>
  </office:meta>
</office:document-meta>
</file>